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weight="bold" officeooo:rsid="003856cc" officeooo:paragraph-rsid="003856cc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3856cc" officeooo:paragraph-rsid="003856cc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3c24b8" officeooo:paragraph-rsid="003c24b8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3de54b" officeooo:paragraph-rsid="003de54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c24b8" officeooo:paragraph-rsid="003c24b8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de54b" officeooo:paragraph-rsid="003de54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6c7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officeooo:rsid="00396a04"/>
    </style:style>
    <style:style style:name="T5" style:family="text">
      <style:text-properties officeooo:rsid="003def7b"/>
    </style:style>
    <style:style style:name="T6" style:family="text">
      <style:text-properties officeooo:rsid="004007e5"/>
    </style:style>
    <style:style style:name="T7" style:family="text">
      <style:text-properties fo:font-style="italic" officeooo:rsid="004007e5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ituto Federal Sul-rio-grandense – Campus Camaquã</text:p>
      <text:p text:style-name="P1">Disciplina: <text:span text:style-name="T1">Redes de Computadores I</text:span> – Turma 2024</text:p>
      <text:p text:style-name="P1">Professor: Vinícius Alves Hax</text:p>
      <text:p text:style-name="P4"><text:span text:style-name="T3">T</text:span><text:span text:style-name="T2">rabalho avaliativo da etapa 2</text:span></text:p>
      <text:p text:style-name="P2"/>
      <text:p text:style-name="P5">O trabalho, que deverá ser realizado em dupla, consistirá em desenvolver um jogo que possa ser jogado via rede. A linguagem é de livre escolha do aluno mas deverá ser escolhida uma linguagem cujo ambiente de desenvolvimento seja possível de ser instalado no laboratório 711, mesmo que em uma máquina virtual. <text:span text:style-name="T4">O jogo em si também poderá ser escolhido pelos alunos mas deverá ter uma jogabilidade para mais de um jogador </text:span><text:span text:style-name="T6">(não pode ser nenhum tipo de jogo </text:span><text:span text:style-name="T7">single player</text:span><text:span text:style-name="T6">)</text:span><text:span text:style-name="T4">.</text:span></text:p>
      <text:p text:style-name="P5"/>
      <text:p text:style-name="P5"/>
      <text:p text:style-name="P8">Critérios de avaliação</text:p>
      <text:p text:style-name="P6"/>
      <text:p text:style-name="P6">Criatividade do jogo (0,5 pontos)</text:p>
      <text:p text:style-name="P7">Jogo funcionando (1,25 ponto)</text:p>
      <text:p text:style-name="P7">Código organizado e comentado (1,25 ponto)</text:p>
      <text:p text:style-name="P7">Explicação oral do código para o professor (1,5 ponto)</text:p>
      <text:p text:style-name="P7">Presença e participação em aula (0,5 pontos)</text:p>
      <text:p text:style-name="P7"/>
      <text:p text:style-name="P7"/>
      <text:p text:style-name="P9">Datas importantes</text:p>
      <text:p text:style-name="P7"/>
      <text:p text:style-name="P7">A turma terá as aulas dos dias 13/12, 20/12 e 31/01/25 para desenvolver E apresentar <text:span text:style-name="T5">o trabalho ao professor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12-13T13:25:11.075429738</dc:date>
    <meta:editing-cycles>26</meta:editing-cycles>
    <meta:editing-duration>PT1H33M43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1" meta:paragraph-count="13" meta:word-count="156" meta:character-count="978" meta:non-whitespace-character-count="832"/>
  </office:meta>
</office:document-meta>
</file>